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7.25cm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26cm" fo:min-width="4.876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74cm" fo:min-width="6.81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6.75cm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6.25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1" draw:id="id1" draw:layer="layout" svg:width="7.75cm" svg:height="3.25cm" svg:x="6cm" svg:y="4.25cm">
          <text:p text:style-name="P1">Пользователь вызывает команду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875cm" svg:y1="7.5cm" svg:x2="9.875cm" svg:y2="8.5cm" draw:start-shape="id1" draw:start-glue-point="2" draw:end-shape="id2" draw:end-glue-point="4" svg:d="M9875 7500v1000" svg:viewBox="0 0 1 1001">
          <text:p/>
        </draw:connector>
        <draw:custom-shape draw:style-name="gr3" draw:text-style-name="P2" xml:id="id2" draw:id="id2" draw:layer="layout" svg:width="10.75cm" svg:height="3.75cm" svg:x="4.5cm" svg:y="8.5cm">
          <text:p text:style-name="P4">Первое использоваие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875cm" svg:y1="12.25cm" svg:x2="9.841cm" svg:y2="13.226cm" draw:start-shape="id2" draw:start-glue-point="6" draw:end-shape="id3" draw:end-glue-point="0" svg:d="M9875 12250l-34 976" svg:viewBox="0 0 35 977">
          <text:p/>
        </draw:connector>
        <draw:custom-shape draw:style-name="gr5" draw:text-style-name="P2" xml:id="id3" draw:id="id3" draw:layer="layout" svg:width="7.317cm" svg:height="3.024cm" svg:x="6.183cm" svg:y="13.226cm">
          <text:p text:style-name="P4">Выполняется функция `activate()` из `extension.ts`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85cm" svg:height="0.962cm" svg:x="9.793cm" svg:y="12.269cm">
          <draw:text-box>
            <text:p>Да</text:p>
          </draw:text-box>
        </draw:frame>
        <draw:connector draw:style-name="gr7" draw:text-style-name="P3" draw:layer="layout" draw:type="line" svg:x1="9.841cm" svg:y1="16.25cm" svg:x2="9.875cm" svg:y2="17.25cm" draw:start-shape="id3" draw:start-glue-point="2" draw:end-shape="id4" draw:end-glue-point="0" svg:d="M9841 16250l34 1000" svg:viewBox="0 0 35 1001">
          <text:p/>
        </draw:connector>
        <draw:custom-shape draw:style-name="gr8" draw:text-style-name="P2" xml:id="id4" draw:id="id4" draw:layer="layout" svg:width="7.25cm" svg:height="2.75cm" svg:x="6.25cm" svg:y="17.25cm">
          <text:p text:style-name="P4">Регистрируются команды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7.25cm" svg:height="2.75cm" svg:x="6.25cm" svg:y="21.25cm">
          <text:p text:style-name="P4">Вызывается обработчик конкретной команды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9.875cm" svg:y1="20cm" svg:x2="9.875cm" svg:y2="21.25cm" draw:start-shape="id4" draw:start-glue-point="2" draw:end-shape="id5" draw:end-glue-point="0" svg:d="M9875 20000v1250" svg:viewBox="0 0 1 1251">
          <text:p/>
        </draw:connector>
        <draw:connector draw:style-name="gr10" draw:text-style-name="P3" draw:layer="layout" svg:x1="4.5cm" svg:y1="10.375cm" svg:x2="6.25cm" svg:y2="22.625cm" draw:start-shape="id2" draw:start-glue-point="5" draw:end-shape="id5" draw:end-glue-point="3" svg:d="M4500 10375h-501v12250h2251" svg:viewBox="0 0 2252 12251">
          <text:p/>
        </draw:connector>
        <draw:frame draw:style-name="gr11" draw:text-style-name="P5" draw:layer="layout" svg:width="1.582cm" svg:height="0.962cm" svg:x="2.418cm" svg:y="10.288cm">
          <draw:text-box>
            <text:p>Нет</text:p>
          </draw:text-box>
        </draw:frame>
        <draw:custom-shape draw:style-name="gr12" draw:text-style-name="P2" xml:id="id6" draw:id="id6" draw:layer="layout" svg:width="6.75cm" svg:height="2.75cm" svg:x="6.5cm" svg:y="25cm">
          <text:p text:style-name="P4">Обработчик вставляет шаблон кода в позицию курсора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9.875cm" svg:y1="24cm" svg:x2="9.875cm" svg:y2="25cm" draw:start-shape="id5" draw:start-glue-point="2" draw:end-shape="id6" draw:end-glue-point="0" svg:d="M9875 24000v1000" svg:viewBox="0 0 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03:59:42.098016849</meta:creation-date>
    <dc:date>2025-11-28T04:18:40.497302309</dc:date>
    <meta:editing-duration>PT7M</meta:editing-duration>
    <meta:editing-cycles>1</meta:editing-cycles>
    <meta:document-statistic meta:object-count="14"/>
    <meta:generator>LibreOffice/24.2.7.2$Linux_X86_64 LibreOffice_project/420$Build-2</meta:generator>
  </office:meta>
</office:document-meta>
</file>